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Mono"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cm" fo:margin-top="0cm" fo:margin-bottom="0cm" table:align="left" style:shadow="none" style:writing-mode="lr-tb"/>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3.395cm"/>
    </style:style>
    <style:style style:name="Table1.E" style:family="table-column">
      <style:table-column-properties style:column-width="3.404cm"/>
    </style:style>
    <style:style style:name="Table1.1" style:family="table-row">
      <style:table-row-properties fo:keep-together="auto"/>
    </style:style>
    <style:style style:name="Table1.A1" style:family="table-cell">
      <style:table-cell-properties fo:padding="0cm" fo:border-left="0.1pt solid #000001" fo:border-right="none" fo:border-top="0.1pt solid #000001" fo:border-bottom="0.1pt solid #000001" style:writing-mode="lr-tb"/>
    </style:style>
    <style:style style:name="Table1.E1" style:family="table-cell">
      <style:table-cell-properties fo:padding="0cm" fo:border="0.1pt solid #000001" style:writing-mode="lr-tb"/>
    </style:style>
    <style:style style:name="Table1.A2" style:family="table-cell">
      <style:table-cell-properties fo:padding="0cm" fo:border-left="none" fo:border-right="none" fo:border-top="0.1pt solid #000001" fo:border-bottom="none" style:writing-mode="lr-tb"/>
    </style:style>
    <style:style style:name="P1" style:family="paragraph" style:parent-style-name="Standard">
      <style:text-properties officeooo:rsid="0006cbb5" officeooo:paragraph-rsid="00080b8c"/>
    </style:style>
    <style:style style:name="P2" style:family="paragraph" style:parent-style-name="Standard">
      <style:paragraph-properties fo:text-align="justify" style:justify-single-word="false"/>
      <style:text-properties officeooo:rsid="0006cbb5" officeooo:paragraph-rsid="00080b8c"/>
    </style:style>
    <style:style style:name="P3" style:family="paragraph" style:parent-style-name="Standard">
      <style:paragraph-properties fo:text-align="justify" style:justify-single-word="false"/>
      <style:text-properties officeooo:paragraph-rsid="00080b8c"/>
    </style:style>
    <style:style style:name="P4" style:family="paragraph" style:parent-style-name="Table_20_Contents">
      <style:paragraph-properties fo:margin-top="0cm" fo:margin-bottom="0cm" loext:contextual-spacing="false"/>
    </style:style>
    <style:style style:name="P5" style:family="paragraph" style:parent-style-name="Table_20_Contents">
      <style:paragraph-properties fo:margin-top="0cm" fo:margin-bottom="0cm" loext:contextual-spacing="false"/>
      <style:text-properties style:font-name="Arial" fo:font-size="6pt" style:font-size-asian="6pt"/>
    </style:style>
    <style:style style:name="P6" style:family="paragraph" style:parent-style-name="Preformatted_20_Text">
      <style:paragraph-properties fo:margin-top="0cm" fo:margin-bottom="0cm" loext:contextual-spacing="false"/>
    </style:style>
    <style:style style:name="P7" style:family="paragraph" style:parent-style-name="Preformatted_20_Text">
      <style:paragraph-properties fo:margin-top="0cm" fo:margin-bottom="0cm" loext:contextual-spacing="false"/>
      <style:text-properties style:font-name="Arial" fo:font-size="6pt" style:font-name-asian="Liberation Mono" style:font-size-asian="6pt"/>
    </style:style>
    <style:style style:name="P8" style:family="paragraph" style:parent-style-name="Preformatted_20_Text">
      <style:paragraph-properties fo:margin-top="0cm" fo:margin-bottom="0.499cm" loext:contextual-spacing="false"/>
    </style:style>
    <style:style style:name="T1" style:family="text">
      <style:text-properties style:font-name="Liberation Serif"/>
    </style:style>
    <style:style style:name="T2" style:family="text">
      <style:text-properties style:font-name="Arial" fo:font-size="6pt" style:font-name-asian="Liberation Mono" style:font-size-asian="6pt"/>
    </style:style>
    <style:style style:name="T3" style:family="text">
      <style:text-properties style:font-name="Arial" fo:font-size="6pt" style:font-size-asian="6pt"/>
    </style:style>
    <style:style style:name="T4" style:family="text">
      <style:text-properties officeooo:rsid="0006f7e3"/>
    </style:style>
    <style:style style:name="T5" style:family="text">
      <style:text-properties officeooo:rsid="000702db"/>
    </style:style>
    <style:style style:name="T6" style:family="text">
      <style:text-properties officeooo:rsid="00080b8c"/>
    </style:style>
    <style:style style:name="T7" style:family="text">
      <style:text-properties officeooo:rsid="0009c9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Table_20_Contents"><text:span text:style-name="T1">Semester 1</text:span></text:p>
          </table:table-cell>
          <table:table-cell table:style-name="Table1.A1" office:value-type="string">
            <text:p text:style-name="Table_20_Contents"><text:span text:style-name="T1">Semester 2</text:span></text:p>
          </table:table-cell>
          <table:table-cell table:style-name="Table1.A1" office:value-type="string">
            <text:p text:style-name="Table_20_Contents"><text:span text:style-name="T1">Semester 3</text:span></text:p>
          </table:table-cell>
          <table:table-cell table:style-name="Table1.A1" office:value-type="string">
            <text:p text:style-name="Table_20_Contents"><text:span text:style-name="T1">Semester 4</text:span></text:p>
          </table:table-cell>
          <table:table-cell table:style-name="Table1.E1" office:value-type="string">
            <text:p text:style-name="Table_20_Contents"><text:span text:style-name="T1">Semester 5</text:span></text:p>
          </table:table-cell>
        </table:table-row>
        <table:table-row table:style-name="Table1.1">
          <table:table-cell table:style-name="Table1.A2" office:value-type="string">
            <text:p text:style-name="P6"><text:span text:style-name="T2"/></text:p>
            <text:p text:style-name="P6"><text:span text:style-name="T2"/></text:p>
            <text:p text:style-name="P6"><text:span text:style-name="T2"/></text:p>
            <text:p text:style-name="P6"><text:span text:style-name="T2">1. Sissejuhatus infotehnoloogiasse,</text:span></text:p>
            <text:p text:style-name="P6"><text:span text:style-name="T2">1. Programmeerimise algkursus,</text:span></text:p>
            <text:p text:style-name="P6"><text:span text:style-name="T2">1. Õpingukorraldus,</text:span></text:p>
            <text:p text:style-name="P6"><text:span text:style-name="T2">1. Diskreetne matemaatika,</text:span></text:p>
            <text:p text:style-name="P6"><text:span text:style-name="T2">1. Filosoofia,</text:span></text:p>
            <text:p text:style-name="P6"><text:span text:style-name="T2">1. Õigusõpetus,</text:span></text:p>
            <text:p text:style-name="P6"><text:span text:style-name="T2">1. Matemaatiline analüüs I,</text:span></text:p>
            <text:p text:style-name="P6"><text:span text:style-name="T2">1. Väljendusoskus,</text:span></text:p>
            <text:p text:style-name="P6"><text:span text:style-name="T2">2. Programmeerimise põhikursus keeles C,</text:span></text:p>
            <text:p text:style-name="P6"><text:span text:style-name="T2">2. Keskkonnakaitse ja säästev areng,</text:span></text:p>
            <text:p text:style-name="P6"><text:span text:style-name="T2">2. Arvutid,</text:span></text:p>
            <text:p text:style-name="P6"><text:span text:style-name="T2">2. Mõõtmine,</text:span></text:p>
            <text:p text:style-name="P6"><text:span text:style-name="T2">2. Füüsika I,</text:span></text:p>
            <text:p text:style-name="P6"><text:span text:style-name="T2">3. Programmeerimise põhikursus Javas,</text:span></text:p>
            <text:p text:style-name="P6"><text:span text:style-name="T2">3. Side,</text:span></text:p>
            <text:p text:style-name="P6"><text:span text:style-name="T2">3. Võrgurakendused I,</text:span></text:p>
            <text:p text:style-name="P6"><text:span text:style-name="T2">3. Sissejuhatus infosüsteemidesse,</text:span></text:p>
            <text:p text:style-name="P6"><text:span text:style-name="T2">4. Objektorienteeritud programmeerimine keeles Java,</text:span></text:p>
            <text:p text:style-name="P6"><text:span text:style-name="T2">4. Andmebaasid I,</text:span></text:p>
            <text:p text:style-name="P6"><text:span text:style-name="T2">4. Süsteemiteooria,</text:span></text:p>
            <text:p text:style-name="P6"><text:span text:style-name="T2">4. Arvutivõrgud,</text:span></text:p>
            <text:p text:style-name="P6"><text:span text:style-name="T2">4. Tõenäosusteooria ja matemaatiline statistika,</text:span></text:p>
            <text:p text:style-name="P6"><text:span text:style-name="T2">5. Algoritmid ja andmestruktuurid,</text:span></text:p>
            <text:p text:style-name="P6"><text:span text:style-name="T2">5. Loogiline programmeerimine,</text:span></text:p>
            <text:p text:style-name="P6"><text:span text:style-name="T2">5. Elektroonika,</text:span></text:p>
            <text:p text:style-name="P6"><text:span text:style-name="T2">5. Andmebaasid II,</text:span></text:p>
            <text:p text:style-name="P6"><text:span text:style-name="T2">5. Tarkvaratehnika,</text:span></text:p>
            <text:p text:style-name="P6"><text:span text:style-name="T2">6. Mikro- ja makroökonoomika,</text:span></text:p>
            <text:p text:style-name="P6"><text:span text:style-name="T2">6. Kasutajaliidesed,</text:span></text:p>
            <text:p text:style-name="P6"><text:span text:style-name="T2">6. Veebipõhiste rakenduste arhitektuur, disain ja tehnoloogia</text:span></text:p>
            <text:p text:style-name="P6"><text:span text:style-name="T2">Tud: 53 </text:span></text:p>
            <text:p text:style-name="P7"/>
            <text:p text:style-name="P7"/>
            <text:p text:style-name="P4"><text:span text:style-name="T3">1. Matemaatiline analüüs I,</text:span></text:p>
            <text:p text:style-name="P4"><text:span text:style-name="T3">2. Programmeerimise põhikursus keeles C,</text:span></text:p>
            <text:p text:style-name="P4"><text:span text:style-name="T3">2. Keskkonnakaitse ja säästev areng,</text:span></text:p>
            <text:p text:style-name="P4"><text:span text:style-name="T3">2. Arvutid,</text:span></text:p>
            <text:p text:style-name="P4"><text:span text:style-name="T3">2. Mõõtmine,</text:span></text:p>
            <text:p text:style-name="P4"><text:span text:style-name="T3">2. Füüsika I,</text:span></text:p>
            <text:p text:style-name="P4"><text:span text:style-name="T3">3. Programmeerimise põhikursus Javas,</text:span></text:p>
            <text:p text:style-name="P4"><text:span text:style-name="T3">3. Akadeemiline võõrkeel,</text:span></text:p>
            <text:p text:style-name="P4"><text:span text:style-name="T3">3. Lineaaralgebra,</text:span></text:p>
            <text:p text:style-name="P4"><text:span text:style-name="T3">4. Andmebaasid I,</text:span></text:p>
            <text:p text:style-name="P4"><text:span text:style-name="T3">4. Süsteemiteooria,</text:span></text:p>
            <text:p text:style-name="P4"><text:span text:style-name="T3">4. Tõenäosusteooria ja matemaatiline statistika,</text:span></text:p>
            <text:p text:style-name="P4"><text:span text:style-name="T3">5. Algoritmid ja andmestruktuurid,</text:span></text:p>
            <text:p text:style-name="P4"><text:span text:style-name="T3">5. Loogiline programmeerimine,</text:span></text:p>
            <text:p text:style-name="P4"><text:span text:style-name="T3">5. Elektroonika,</text:span></text:p>
            <text:p text:style-name="P4"><text:span text:style-name="T3">5. Andmebaasid II,</text:span></text:p>
            <text:p text:style-name="P4"><text:span text:style-name="T3">5. Tarkvaratehnika,</text:span></text:p>
            <text:p text:style-name="P4"><text:span text:style-name="T3">6. Kasutajaliidesed,</text:span></text:p>
            <text:p text:style-name="P4"><text:span text:style-name="T3">6. Veebipõhiste rakenduste arhitektuur, disain ja tehnoloogia</text:span></text:p>
            <text:p text:style-name="P4"><text:span text:style-name="T3">Tud: 104</text:span></text:p>
            <text:p text:style-name="P5"/>
            <text:p text:style-name="P5"/>
            <text:p text:style-name="P6"><text:span text:style-name="T2">1. Filosoofia</text:span></text:p>
            <text:p text:style-name="P6"><text:span text:style-name="T2">Tud: 161</text:span></text:p>
            <text:p text:style-name="P7"/>
            <text:p text:style-name="P7"/>
            <text:p text:style-name="P6"><text:span text:style-name="T2">1. Erialatutvustus</text:span></text:p>
            <text:p text:style-name="P6"><text:span text:style-name="T2">Tud: 76</text:span></text:p>
            <text:p text:style-name="P6"><text:span text:style-name="T2"><text:s/></text:span></text:p>
            <text:p text:style-name="P7"/>
            <text:p text:style-name="P6"><text:span text:style-name="T2">1. Programmeerimise algkursus</text:span></text:p>
            <text:p text:style-name="P6"><text:span text:style-name="T2">Tud: 125</text:span></text:p>
            <text:p text:style-name="P6"><text:span text:style-name="T2"><text:s/></text:span></text:p>
            <text:p text:style-name="P7"/>
            <text:p text:style-name="P6"><text:span text:style-name="T2">1. Sissejuhatus infotehnoloogiasse,</text:span></text:p>
            <text:p text:style-name="P6"><text:span text:style-name="T2">4. Tõenäosusteooria ja matemaatiline statistika,</text:span></text:p>
            <text:p text:style-name="P6"><text:span text:style-name="T2">5. Algoritmid ja andmestruktuurid</text:span></text:p>
            <text:p text:style-name="P6"><text:span text:style-name="T2">Tud: 124</text:span></text:p>
            <text:p text:style-name="P6"><text:span text:style-name="T2"><text:s/></text:span></text:p>
            <text:p text:style-name="P7"/>
            <text:p text:style-name="P6"><text:span text:style-name="T2">1. Matemaatiline analüüs I</text:span></text:p>
            <text:p text:style-name="P6"><text:span text:style-name="T2">Tud: 175</text:span></text:p>
            <text:p text:style-name="P7"/>
            <text:p text:style-name="P7"/>
            <text:p text:style-name="P6"><text:span text:style-name="T2"/></text:p>
            <text:p text:style-name="P6"><text:span text:style-name="T2"/></text:p>
            <text:p text:style-name="P6"><text:span text:style-name="T2"/></text:p>
            <text:p text:style-name="P6"><text:span text:style-name="T2">1. Väljendusoskus</text:span></text:p>
            <text:p text:style-name="P6"><text:span text:style-name="T2">Tud: 112</text:span></text:p>
          </table:table-cell>
          <table:table-cell table:style-name="Table1.A2" office:value-type="string">
            <text:p text:style-name="P6"><text:span text:style-name="T2">2. Arvutid,</text:span></text:p>
            <text:p text:style-name="P6"><text:span text:style-name="T2">2. Füüsika I,</text:span></text:p>
            <text:p text:style-name="P6"><text:span text:style-name="T2">3. Programmeerimise põhikursus Javas,</text:span></text:p>
            <text:p text:style-name="P6"><text:span text:style-name="T2">3. Akadeemiline võõrkeel,</text:span></text:p>
            <text:p text:style-name="P6"><text:span text:style-name="T2">3. Side,</text:span></text:p>
            <text:p text:style-name="P6"><text:span text:style-name="T2">3. Võrgurakendused I,</text:span></text:p>
            <text:p text:style-name="P6"><text:span text:style-name="T2">3. Lineaaralgebra,</text:span></text:p>
            <text:p text:style-name="P6"><text:span text:style-name="T2">3. Sissejuhatus infosüsteemidesse,</text:span></text:p>
            <text:p text:style-name="P6"><text:span text:style-name="T2">4. Objektorienteeritud programmeerimine keeles Java,</text:span></text:p>
            <text:p text:style-name="P6"><text:span text:style-name="T2">4. Andmebaasid I,</text:span></text:p>
            <text:p text:style-name="P6"><text:span text:style-name="T2">4. Süsteemiteooria,</text:span></text:p>
            <text:p text:style-name="P6"><text:span text:style-name="T2">4. Arvutivõrgud,</text:span></text:p>
            <text:p text:style-name="P6"><text:span text:style-name="T2">4. Tõenäosusteooria ja matemaatiline statistika,</text:span></text:p>
            <text:p text:style-name="P6"><text:span text:style-name="T2">5. Algoritmid ja andmestruktuurid,</text:span></text:p>
            <text:p text:style-name="P6"><text:span text:style-name="T2">5. Loogiline programmeerimine,</text:span></text:p>
            <text:p text:style-name="P6"><text:span text:style-name="T2">5. Elektroonika,</text:span></text:p>
            <text:p text:style-name="P6"><text:span text:style-name="T2">5. Andmebaasid II,</text:span></text:p>
            <text:p text:style-name="P6"><text:span text:style-name="T2">5. Tarkvaratehnika,</text:span></text:p>
            <text:p text:style-name="P6"><text:span text:style-name="T2">6. Mikro- ja makroökonoomika,</text:span></text:p>
            <text:p text:style-name="P6"><text:span text:style-name="T2">6. Kasutajaliidesed,</text:span></text:p>
            <text:p text:style-name="P6"><text:span text:style-name="T2">6. Veebipõhiste rakenduste arhitektuur, disain ja tehnoloogia</text:span></text:p>
            <text:p text:style-name="P6"><text:span text:style-name="T2">Tud: 14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2">2. Programmeerimise põhikursus keeles C</text:span></text:p>
            <text:p text:style-name="P6"><text:span text:style-name="T2">Tud: 176</text:span></text:p>
            <text:p text:style-name="P7"/>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2. Füüsika I</text:span></text:p>
            <text:p text:style-name="P6"><text:span text:style-name="T2">Tud: 212</text:span></text:p>
            <text:p text:style-name="P7"/>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6"><text:span text:style-name="T2"/></text:p>
            <text:p text:style-name="P6"><text:span text:style-name="T2"/></text:p>
            <text:p text:style-name="P6"><text:span text:style-name="T2">2. Arvutid</text:span></text:p>
            <text:p text:style-name="P6"><text:span text:style-name="T2">Tud: 201</text:span></text:p>
          </table:table-cell>
          <table:table-cell table:style-name="Table1.A2" office:value-type="string">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3. Programmeerimise põhikursus Javas,</text:span></text:p>
            <text:p text:style-name="P4"><text:span text:style-name="T3">3. Võrgurakendused I,</text:span></text:p>
            <text:p text:style-name="P4"><text:span text:style-name="T3">4. Objektorienteeritud programmeerimine keeles Java,</text:span></text:p>
            <text:p text:style-name="P4"><text:span text:style-name="T3">4. Andmebaasid I,</text:span></text:p>
            <text:p text:style-name="P4"><text:span text:style-name="T3">4. Süsteemiteooria,</text:span></text:p>
            <text:p text:style-name="P4"><text:span text:style-name="T3">4. Arvutivõrgud,</text:span></text:p>
            <text:p text:style-name="P4"><text:span text:style-name="T3">4. Tõenäosusteooria ja matemaatiline statistika,</text:span></text:p>
            <text:p text:style-name="P4"><text:span text:style-name="T3">5. Algoritmid ja andmestruktuurid,</text:span></text:p>
            <text:p text:style-name="P4"><text:span text:style-name="T3">5. Loogiline programmeerimine,</text:span></text:p>
            <text:p text:style-name="P4"><text:span text:style-name="T3">5. Elektroonika,</text:span></text:p>
            <text:p text:style-name="P4"><text:span text:style-name="T3">5. Andmebaasid II,</text:span></text:p>
            <text:p text:style-name="P4"><text:span text:style-name="T3">5. Tarkvaratehnika,</text:span></text:p>
            <text:p text:style-name="P4"><text:span text:style-name="T3">6. Kasutajaliidesed,</text:span></text:p>
            <text:p text:style-name="P4"><text:span text:style-name="T3">6. Veebipõhiste rakenduste arhitektuur, disain ja tehnoloogia</text:span></text:p>
            <text:p text:style-name="P4"><text:span text:style-name="T3">Tud: 183 </text:span></text:p>
            <text:p text:style-name="P5"/>
            <text:p text:style-name="P5"/>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3. Lineaaralgebra,</text:span></text:p>
            <text:p text:style-name="P6"><text:span text:style-name="T2">6. Mikro- ja makroökonoomika</text:span></text:p>
            <text:p text:style-name="P6"><text:span text:style-name="T2">Tud: 210</text:span></text:p>
            <text:p text:style-name="P7"/>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3. Programmeerimise põhikursus Javas,</text:span></text:p>
            <text:p text:style-name="P6"><text:span text:style-name="T2">3. Võrgurakendused I,</text:span></text:p>
            <text:p text:style-name="P6"><text:span text:style-name="T2">4. Objektorienteeritud programmeerimine keeles Java,</text:span></text:p>
            <text:p text:style-name="P6"><text:span text:style-name="T2">4. Andmebaasid I,</text:span></text:p>
            <text:p text:style-name="P6"><text:span text:style-name="T2">4. Tõenäosusteooria ja matemaatiline statistika,</text:span></text:p>
            <text:p text:style-name="P6"><text:span text:style-name="T2">5. Algoritmid ja andmestruktuurid,</text:span></text:p>
            <text:p text:style-name="P6"><text:span text:style-name="T2">5. Andmebaasid II,</text:span></text:p>
            <text:p text:style-name="P6"><text:span text:style-name="T2">6. Veebipõhiste rakenduste arhitektuur, disain ja tehnoloogia</text:span></text:p>
            <text:p text:style-name="P6"><text:span text:style-name="T2">Tud: 203</text:span></text:p>
            <text:p text:style-name="P7"/>
            <text:p text:style-name="P7"/>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3. Akadeemiline võõrkeel</text:span></text:p>
            <text:p text:style-name="P6"><text:span text:style-name="T2">Tud: 212</text:span></text:p>
            <text:p text:style-name="P7"/>
            <text:p text:style-name="P7"/>
            <text:p text:style-name="P7"/>
            <text:p text:style-name="P7"/>
            <text:p text:style-name="P7"/>
            <text:p text:style-name="P7"/>
            <text:p text:style-name="P7"/>
            <text:p text:style-name="P7"/>
            <text:p text:style-name="P7"/>
            <text:p text:style-name="P7"/>
            <text:p text:style-name="P6"><text:soft-page-break/><text:span text:style-name="T2">3. Side,</text:span></text:p>
            <text:p text:style-name="P6"><text:span text:style-name="T2">3. Sissejuhatus infosüsteemidesse,</text:span></text:p>
            <text:p text:style-name="P6"><text:span text:style-name="T2">4. Andmebaasid I,</text:span></text:p>
            <text:p text:style-name="P6"><text:span text:style-name="T2">4. Tõenäosusteooria ja matemaatiline statistika,</text:span></text:p>
            <text:p text:style-name="P6"><text:span text:style-name="T2">5. Loogiline programmeerimine,</text:span></text:p>
            <text:p text:style-name="P6"><text:span text:style-name="T2">5. Andmebaasid II,</text:span></text:p>
            <text:p text:style-name="P6"><text:span text:style-name="T2">6. Veebipõhiste rakenduste arhitektuur, disain ja tehnoloogia</text:span></text:p>
            <text:p text:style-name="P6"><text:span text:style-name="T2">Tud: 171</text:span></text:p>
            <text:p text:style-name="P6"><text:span text:style-name="T2"><text:s/></text:span></text:p>
          </table:table-cell>
          <table:table-cell table:style-name="Table1.A2" office:value-type="string">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4. Tõenäosusteooria ja matemaatiline statistika</text:span></text:p>
            <text:p text:style-name="P6"><text:span text:style-name="T2">Tud: 267</text:span></text:p>
            <text:p text:style-name="P6"><text:span text:style-name="T2"><text:s/></text:span></text:p>
            <text:p text:style-name="P7"/>
            <text:p text:style-name="P6"><text:span text:style-name="T2">4. Objektorienteeritud programmeerimine keeles Java,</text:span></text:p>
            <text:p text:style-name="P6"><text:span text:style-name="T2">4. Andmebaasid I</text:span></text:p>
            <text:p text:style-name="P6"><text:span text:style-name="T2">Tud: 233</text:span></text:p>
            <text:p text:style-name="P8"><text:span text:style-name="T2"><text:s/></text:span></text:p>
            <text:p text:style-name="P7"/>
            <text:p text:style-name="P7"/>
          </table:table-cell>
          <table:table-cell table:style-name="Table1.A2" office:value-type="string">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5. Algoritmid ja andmestruktuurid,</text:span></text:p>
            <text:p text:style-name="P4"><text:span text:style-name="T3">5. Loogiline programmeerimine,</text:span></text:p>
            <text:p text:style-name="P4"><text:span text:style-name="T3">5. Elektroonika,</text:span></text:p>
            <text:p text:style-name="P4"><text:span text:style-name="T3">5. Andmebaasid II,</text:span></text:p>
            <text:p text:style-name="P4"><text:span text:style-name="T3">5. Tarkvaratehnika,</text:span></text:p>
            <text:p text:style-name="P4"><text:span text:style-name="T3">6. Kasutajaliidesed,</text:span></text:p>
            <text:p text:style-name="P4"><text:span text:style-name="T3">6. Veebipõhiste rakenduste arhitektuur, disain ja tehnoloogia</text:span></text:p>
            <text:p text:style-name="P4"><text:span text:style-name="T3">Tud: 21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2">5. Andmebaasid II,</text:span></text:p>
            <text:p text:style-name="P6"><text:span text:style-name="T2">6. Veebipõhiste rakenduste arhitektuur, disain ja tehnoloogia</text:span></text:p>
            <text:p text:style-name="P6"><text:span text:style-name="T2">Tud: 261</text:span></text:p>
            <text:p text:style-name="P7"/>
            <text:p text:style-name="P7"/>
            <text:p text:style-name="P6"><text:span text:style-name="T2"/></text:p>
            <text:p text:style-name="P6"><text:span text:style-name="T2"/></text:p>
            <text:p text:style-name="P6"><text:span text:style-name="T2"/></text:p>
            <text:p text:style-name="P6"><text:span text:style-name="T2">5. Algoritmid ja andmestruktuurid,</text:span></text:p>
            <text:p text:style-name="P6"><text:span text:style-name="T2">5. Loogiline programmeerimine,</text:span></text:p>
            <text:p text:style-name="P6"><text:span text:style-name="T2">5. Elektroonika</text:span></text:p>
            <text:p text:style-name="P6"><text:span text:style-name="T2">Tud: 245</text:span></text:p>
            <text:p text:style-name="P6"><text:span text:style-name="T2"><text:s/></text:span></text:p>
          </table:table-cell>
        </table:table-row>
      </table:table>
      <text:p text:style-name="P1"/>
      <text:p text:style-name="P2"><text:span text:style-name="T6">Sooritused (täpsemalt ebaõnnestumised)</text:span> aastatel <text:span text:style-name="T7">20</text:span>09-11 <text:span text:style-name="T5">(423 tudengit)</text:span>. Kontseptikate <text:span text:style-name="T4">(90% tabelist)</text:span>, <text:span text:style-name="T6">paigutat</text:span>ud varaseima aine semestri (veerg) ja kontsepti prioriteedi järgi (ülalt alla).</text:p>
      <text:p text:style-name="P3"/>
      <text:p text:style-name="P3"><text:span text:style-name="T6">Iga kontsept sisaldab ainete loetelu (number on semester õppekavas) ja tudengite arvu, kel kõik need ained sooritamata. Ahne heuristiline algoritm katab iteratiivselt kontseptidega (maksimaalne ristkülik) andmetabelit. Prioriteet on kontsepti genereerimise järjekord. <text:s/>Varaseimaid aineid kontseptis võib interpreteerida kui indikaatorit, et ka hilisemad ained ebaõnnestuvad (näiteks Arvutid, Füüsika I esimeses kontsept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Mono"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1:22:43.503000000</meta:creation-date>
    <meta:print-date>2016-04-04T11:34:17.967000000</meta:print-date>
    <dc:date>2016-04-04T12:21:05.735000000</dc:date>
    <meta:editing-duration>PT58M14S</meta:editing-duration>
    <meta:editing-cycles>14</meta:editing-cycles>
    <meta:generator>LibreOffice/4.4.0.3$Windows_x86 LibreOffice_project/de093506bcdc5fafd9023ee680b8c60e3e0645d7</meta:generator>
    <meta:document-statistic meta:table-count="1" meta:image-count="0" meta:object-count="0" meta:page-count="2" meta:paragraph-count="164" meta:word-count="553" meta:character-count="4400" meta:non-whitespace-character-count="3994"/>
  </office:meta>
</office:document-meta>
</file>